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9bc9" officeooo:paragraph-rsid="00009b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урс направлен на развитие навыков для успешного прохождения по стандартному циклу проблем-солвинга. В данном цикле используется сложная нелинейная концептуализация того, что такое УИ. Можно выделять различные компетенции, в которых выделять навыки. </text:p>
      <text:p text:style-name="P1">Главная мотивация курса – перед человечеством появляется много больших новых сложных задач, для решения которых надо усилять интеллект.</text:p>
      <text:p text:style-name="P1">Под интеллектом мы понимаем то, насколько следующая успешно решенная задача может отличаться от предыдущей.</text:p>
      <text:p text:style-name="P1">Есть АВС-модель деятельности от Энгельбарта. А – деятельность в мире, В – деятельность по улучшению А, С – деятельность по улучшению В. По умолчанию В и С у людей слишком мало, и если их количество увеличивать, задачи будут решаться лучше.</text:p>
      <text:p text:style-name="P1">Уровень своего интеллекта можно оценить по такой шкале: могу поставить и решить любую задачу в мировом масштабе, умею оперировать проектными группами на разных уровнях, могу коорднировать проектные группы, могу участвовать в проектной группе, могу решать поставленную задачу с объясненным решением.</text:p>
      <text:p text:style-name="P1">Есть лекции по 1 часу в неделю и домашки, на которые уходит около часа каждый день.</text:p>
      <text:p text:style-name="P1">1 домашка – описывали целевой мир. Иногда люди смутно ощущают, что что-то не так, но не могут сформулировать задачу. Иногда люди формулируют задачи исходя из существующих проблем, а не исходя из того, как хотелось бы по-другому. </text:p>
      <text:p text:style-name="P1">Потом мы занимались поиском паттернов. Это полезно. Навык поиска закономерностей в мире, выхода на нужный уровень абстракции и переноса паттернов из одного домена в другой соответствует высокому интеллекту.</text:p>
      <text:p text:style-name="P1">Мы искали паттерны у персонажей, потом применяли их к целевому миру.</text:p>
      <text:p text:style-name="P1">Потом оценивали ресурсы. Важная часть каждого плана – оценить ресурсы, запланировать их сбор и собрать. Иногда люди могут это пропускать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0:37:30.236335388</meta:creation-date>
    <dc:date>2020-08-19T12:23:05.822016844</dc:date>
    <meta:editing-duration>PT1H33M5S</meta:editing-duration>
    <meta:editing-cycles>1</meta:editing-cycles>
    <meta:document-statistic meta:table-count="0" meta:image-count="0" meta:object-count="0" meta:page-count="1" meta:paragraph-count="10" meta:word-count="248" meta:character-count="1753" meta:non-whitespace-character-count="1506"/>
    <meta:generator>LibreOffice/6.0.7.3$Linux_X86_64 LibreOffice_project/00m0$Build-3</meta:generator>
  </office:meta>
</office:document-meta>
</file>